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margin-left="0cm" fo:margin-right="0cm" fo:text-indent="0.635cm" style:auto-text-indent="false">
        <style:tab-stops>
          <style:tab-stop style:position="5.537cm"/>
        </style:tab-stops>
      </style:paragraph-properties>
    </style:style>
    <style:style style:name="P5" style:family="paragraph" style:parent-style-name="Normal">
      <style:paragraph-properties fo:margin-left="0cm" fo:margin-right="0cm" fo:text-indent="0.635cm" style:auto-text-indent="false">
        <style:tab-stops>
          <style:tab-stop style:position="6.189cm"/>
        </style:tab-stops>
      </style:paragraph-properties>
    </style:style>
    <style:style style:name="P6" style:family="paragraph" style:parent-style-name="Heading_20_1" style:master-page-name="MP0">
      <style:paragraph-properties style:page-number="auto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Normal">
      <style:paragraph-properties fo:margin-left="0cm" fo:margin-right="0cm" fo:text-indent="0.635cm" style:auto-text-indent="false"/>
      <style:text-properties officeooo:paragraph-rsid="0010b481"/>
    </style:style>
    <style:style style:name="P9" style:family="paragraph" style:parent-style-name="Normal">
      <style:text-properties officeooo:paragraph-rsid="0010b481"/>
    </style:style>
    <style:style style:name="P10" style:family="paragraph" style:parent-style-name="Normal">
      <style:paragraph-properties fo:margin-left="0cm" fo:margin-right="0cm" fo:text-indent="0.635cm" style:auto-text-indent="false">
        <style:tab-stops>
          <style:tab-stop style:position="6.394cm"/>
        </style:tab-stops>
      </style:paragraph-properties>
      <style:text-properties officeooo:paragraph-rsid="0010b481"/>
    </style:style>
    <style:style style:name="P11" style:family="paragraph" style:parent-style-name="Normal">
      <style:paragraph-properties fo:break-before="page">
        <style:tab-stops>
          <style:tab-stop style:position="5.537cm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" style:family="text">
      <style:text-properties fo:language="el" fo:country="GR" style:language-asian="el" style:country-asian="GR" style:language-complex="el" style:country-complex="GR"/>
    </style:style>
    <style:style style:name="T5" style:family="text">
      <style:text-properties officeooo:rsid="0010b4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Default_20_Paragraph_20_Font"><text:span text:style-name="T5">G</text:span></text:span><text:bookmark-start text:name="bookmark0"/><text:span text:style-name="Default_20_Paragraph_20_Font">ALENI DE PVLSIBVS LIBELLVS<text:line-break/>AD TIRONES.</text:span><text:bookmark-end text:name="bookmark0"/></text:h>
      <text:h text:style-name="Heading_20_2" text:outline-level="2">Cap. I. </text:h>
      <text:p text:style-name="P8">Quaecunque tironibus, amantissime Teu-<text:line-break/>thra, de pulsibus sicire <text:span text:style-name="Default_20_Paragraph_20_Font"><text:span text:style-name="T2">suerit</text:span></text:span>. utile, hic exponentur, omnem<text:line-break/>autem de sus artem alibi descriptam habes. omnes igitur<text:line-break/>arteriae tum inter <text:span text:style-name="Default_20_Paragraph_20_Font"><text:span text:style-name="T2">t</text:span></text:span>e tum cum ipsi, corde eodem modo<text:line-break/>pulsant; quamobrem ex carum una de omnibus pollis con-<text:line-break/>cludere. Verum motum non perinde . omnium sentias , sed<text:line-break/>ii<text:span text:style-name="Default_20_Paragraph_20_Font"><text:span text:style-name="T2">t</text:span></text:span> partibus nulla tectis car<text:span text:style-name="Default_20_Paragraph_20_Font"><text:span text:style-name="T2">n</text:span></text:span>e clarius , lu carnosis ohscuri-<text:line-break/>us. Quae opertae crassa carne sunt, aut fusi ossibus latent,</text:p>
      <text:p text:style-name="P3">aut quibus corpora sunt alia objecta, harum, dum valet ani-<text:line-break/>mal, motum non percipias. Quod si vehementer eurarcu-<text:line-break/>erit, arteria quae sita est fecu<text:span text:style-name="Default_20_Paragraph_20_Font"><text:span text:style-name="T2">n</text:span></text:span>dum dorsum tangentibus ab-<text:line-break/>domen motum saepenumero repraese<text:span text:style-name="Default_20_Paragraph_20_Font"><text:span text:style-name="T2">n</text:span></text:span>tati Et quidam sensu<text:line-break/>perceperunt eas quae in artubus , quum prius non appare-<text:line-break/>rent At semper arteriae temporum ac pedum secundum<text:line-break/>plantas, manuum in carporum parte interna sensibilem ruo-<text:line-break/>tum habent. His minus, non illae tamen obscurae, pulsant<text:line-break/>arteriae capitis post ames et quae tenent brachii interiorem<text:line-break/>regionem ac jam etiam usiae nonnullae, quae non admodum<text:line-break/>multa carne obteguntur. . .Verum aliam. neque promptius<text:line-break/>neque honestius neque ad usum commodius tangat, si eas<text:line-break/>quae carpis insunt praetereat; hae namque, quod praesertim<text:line-break/>locus carnem non habeat, apertissimae sunt, nec quod pro-<text:line-break/>pter alias multas est necessarium , detegere harum gratia ul-<text:line-break/>lam corporis partem necesse habeas ; . ad haec in rectum du-<text:line-break/>ctae sunt, id quod non purum ad exactam notitiam refert.</text:p>
      <text:h text:style-name="P7" text:outline-level="2">Cap. II. </text:h>
      <text:p text:style-name="P10">Tibi autem tangenti ridebitur dllle<text:span text:style-name="Default_20_Paragraph_20_Font"><text:span text:style-name="T2">n</text:span></text:span>di in<text:line-break/>om<text:span text:style-name="Default_20_Paragraph_20_Font"><text:span text:style-name="T2">n</text:span></text:span>em dimensionem arteria. Sunt autem cujuscunque cor-<text:line-break/>poris tres dimeusiones, in longitudinem, prosunditatem et<text:line-break/>latitudinem. Sed enim dum secundum naturam se habet<text:line-break/>animal, invenies arteriam distendi Iane quam moderate; sin<text:line-break/>autem praeter naturam fe habeat, nunc deficit, nunc exupe<text:span text:style-name="Default_20_Paragraph_20_Font"><text:span text:style-name="T2">c<text:line-break/></text:span></text:span>rat, in quacunque dimensione. Hic tibi memoria tenendum<text:line-break/>est, qui pulsus naturalis esset. Atque siquidem eum repe-<text:line-break/>rias, qui praeter naturam est; latitudine esse aratorem, ap-<text:line-break/>pellabis latum, si longitudine, longum; si p<text:span text:style-name="Default_20_Paragraph_20_Font"><text:span text:style-name="T2">r</text:span></text:span>ofunditate, altum;<text:line-break/>et contrarios sus, qui naturali minores sunt, simili modo vo-<text:line-break/>cabis angusium, brevem, humilem: At de his; qui ad fla-<text:line-break/>tum praete<text:span text:style-name="Default_20_Paragraph_20_Font"><text:span text:style-name="T2">r</text:span></text:span> natu<text:span text:style-name="Default_20_Paragraph_20_Font"><text:span text:style-name="T2">r</text:span></text:span>am tribus ex aequo dimensionibus defle-<text:line-break/>ctunt, qui undequaque est imminutus, parvus-, qui auctus in<text:line-break/>omnem partem, magnus nominatur., Esae quantitatis dis-<text:line-break/>tentionis in pulsu.disscrentiae fiunt.</text:p>
      <text:h text:style-name="Heading_20_2" text:outline-level="2">Cap III. </text:h>
      <text:p text:style-name="P9">Propriae autem motus differentiae sunt ce-<text:line-break/>critas et tarditas; quarum haec motus est exolutus, illa in-</text:p>
      <text:p text:style-name="P2">citatus. De his faciendum est judicium ex comparati<text:span text:style-name="Default_20_Paragraph_20_Font"><text:span text:style-name="T2">o-<text:line-break/></text:span></text:span>ne cum naturali pullia. . lu qualitate occursus veheme<text:span text:style-name="Default_20_Paragraph_20_Font"><text:span text:style-name="T2">n</text:span></text:span>tia<text:line-break/>- consistit et remissio , vehementia quidem quum violenter</text:p>
      <text:p text:style-name="P1">tactus impellitur; quum debiliter, remissio. Mollities<text:line-break/>autem et durities sunt tunicae arteriae qualitates, mollities<text:line-break/>quum arteria quasi carnosior apparet i<text:span text:style-name="Default_20_Paragraph_20_Font"><text:span text:style-name="T2">n</text:span></text:span> occursu, durities ubi<text:line-break/>veluti siccior rigidiorque in modum corii. Atque haec qui-<text:line-break/>dem etiam differentia pulsuum una statim cum arteriae motu<text:line-break/>percipitur; non tamen ejus est, ut tres antedictae, propria.<text:line-break/>Illarum enim differentia celeritatis et tarditatis posita erat<text:line-break/>i<text:span text:style-name="Default_20_Paragraph_20_Font"><text:span text:style-name="T2">n</text:span></text:span> qualitate motus, vehementiae. et remissionis in ictus qua-<text:line-break/>litate , magnitudinis parvitatisque in quantitate diastoles.<text:line-break/>Atqui non caret motu diastole, molle vero corpus atque du-<text:line-break/>rum , ut fit tale , non requirit motum. Quatuor ergo has<text:line-break/>pulsuum differentias invenies lu ictu.</text:p>
      <text:h text:style-name="Heading_20_2" text:outline-level="2">Cap. IV. </text:h>
      <text:p text:style-name="P8">Quinetiam alium in ictuum iiitervallo;</text:p>
      <text:p text:style-name="P3">nam ita medici Iolent medium tempus luter duos ictus , quo<text:line-break/>distenditur contrahiturque arteria, appellare. Ego vero bon-<text:line-break/>gruum esse duco tironibus , ut fe primum, quafi iirfenfibilis<text:line-break/>fystole sit, exerceant. Vocetur a me alterum quidem ictus,<text:line-break/>alterum autem intervallum: ictum, arteriae motum tactui<text:line-break/>occurrentem; intervallum, quietem inter duos ictus, quae<text:line-break/>crebrum complectitur rarumque atque messium utriusque, lu<text:line-break/>quo quidem naturales pulsus continentur. Quos etiam tem-<text:line-break/>poris quantitate cognosces ; nam creber est, quum quietis sit<text:line-break/>breve tempus; rarus, quum longum. Quietem dicas, an<text:line-break/>ictuum intervallum, aut fystolen, nihil intererit.</text:p>
      <text:h text:style-name="Heading_20_2" text:outline-level="2">Cap. V. </text:h>
      <text:p text:style-name="P8">Aequalitas et inaequalitas omnibus his di-<text:line-break/>etis differentiis accidunt. Nam continuata harum paritas<text:line-break/>est aequalitas ; ut quum sisse consequentium per est magnitu-<text:line-break/>do , pulsus magnitudine aequalis dicetur ; quum celeritas,<text:line-break/>aequalis celeritate. Ad eundem modum, si vehementia, re-<text:line-break/>tuissio, crebritas. Inaequalitas paritatis . corruptela est, lu</text:p>
      <text:p text:style-name="P3">quamcunque cadat differentiam pulsuum. Erit enica qui-<text:line-break/>dam magnitudine inaequalis , alius celeritate , . n<text:span text:style-name="Default_20_Paragraph_20_Font"><text:span text:style-name="T2">o</text:span></text:span>nnullus<text:line-break/>vehementia et remissi<text:span text:style-name="Default_20_Paragraph_20_Font"><text:span text:style-name="T2">o</text:span></text:span>ne et crebritate, atque lu reliquis<text:line-break/>similiter.</text:p>
      <text:h text:style-name="Heading_20_2" text:outline-level="2">Cap. VI. </text:h>
      <text:p text:style-name="P8">N<text:span text:style-name="Default_20_Paragraph_20_Font"><text:span text:style-name="T2">o</text:span></text:span>nnunquam etiam ordine qu<text:span text:style-name="Default_20_Paragraph_20_Font"><text:span text:style-name="T2">o</text:span></text:span>dam certo<text:line-break/>ictuum numer<text:span text:style-name="Default_20_Paragraph_20_Font"><text:span text:style-name="T2">o</text:span></text:span>. pultibus paribus unus intercurrit impar;<text:line-break/>quod multis modis fit. Etenim tribus paribus quartus im-<text:line-break/>par consequitur, adque ita semper deinceps, aut quatuor.<text:line-break/>quintus, Ad eundem modum quovis in esto numero, si-<text:line-break/>quidem comitatur saepe quinque pares impar sextus, et<text:line-break/>etiam sex pares septimus impar. Itaque in sus aequalitas<text:line-break/>non amplius servatur ; quamobrem pulsus inaequalis fit, ta-<text:line-break/>men ordo retinetur quidam ideoque <text:span text:style-name="Default_20_Paragraph_20_Font"><text:span text:style-name="T2">o</text:span></text:span>rdinatus esu Quum<text:line-break/>enim pari semper numero paribus pulsibus intercurrit unus<text:line-break/>impar, aequalitatem corrumpit, sed proportio circuituum.<text:line-break/>quendam ordinem conservat; nam si circuitus prorsus serve-.<text:line-break/>tt1r nullus, luordinatus luo v<text:span text:style-name="Default_20_Paragraph_20_Font"><text:span text:style-name="T2">o</text:span></text:span>catur.</text:p>
      <text:h text:style-name="P7" text:outline-level="2">Cap. VII. </text:h>
      <text:p text:style-name="P8">Accidit autem elin uno pullia inaequali-<text:line-break/>tas, tum p<text:span text:style-name="Default_20_Paragraph_20_Font"><text:span text:style-name="T2">r</text:span></text:span>o mutua dissensione arteriae partium in situ et<text:line-break/>motu, tum pro uniuscujusque pulsus peculiari motu. In<text:line-break/>situ partium co<text:span text:style-name="Default_20_Paragraph_20_Font"><text:span text:style-name="T2">n</text:span></text:span>sistit inaequalitas, ex eo qu<text:span text:style-name="Default_20_Paragraph_20_Font"><text:span text:style-name="T2">o</text:span></text:span>d furium, deor-<text:line-break/>sum, antrorsum, retrorsum, dextrorsum, sinistrorsum, tra-:<text:line-break/>ducta arteria videatur; lu motu, quum celerius, tardius,<text:line-break/>maturius, serius, vehementius, languidius, aut longio<text:span text:style-name="Default_20_Paragraph_20_Font"><text:span text:style-name="T2">r</text:span></text:span>e tem-<text:line-break/>porc, aut breviore, aut perpetuo, aut nihil prorsus movetur.<text:line-break/>In singulis partibus, quum intercisus est mauiseste, in quibus<text:line-break/>captivans est; item quum reciprocatur, de quibus est dicro-<text:line-break/>tus. In motus impari celeritate, quum initio celerior, in<text:line-break/>fine tardior sit, et e contrario, quum tardior initio,. in .fine<text:line-break/>sit celerior, in vehementia, remissione , parvitate , magnitu-<text:line-break/>eline ad eundem modum ; neque in duo tantum .tempora mo-<text:line-break/>tus, sed et in plura, quoad assequi sensus possit, distribuitur.<text:line-break/>Atque hae quidem simplices sunt et unius pulsus inaequa-<text:line-break/>litates.</text:p>
      <text:h text:style-name="P7" text:outline-level="2">Cap. URI.</text:h>
      <text:p text:style-name="P8"><text:s/>Compositae fiunt, quatenus altera potest<text:line-break/>cum altera et una cum una et cum pluribus una, denique<text:line-break/>cum multis multae commisceri. Quarum nonnullae propri-<text:line-break/>um nomen sunt sortitae, ut vermiculans, fornicans et hecti-<text:line-break/>eus. Vermiculans, quum species exhibetur quasi perreptan-<text:line-break/>tis arteriam vermis, undarum lu modum insurgentis, quum-<text:line-break/>que non uno et eodem tempore tota distenditur arteria. Si<text:line-break/>igitur cum tliestoles parvitate hoc fiat, vocatur vermiculans ;<text:line-break/>sin autem cum magnitudine , undosus simpliciter. Est vero<text:line-break/>ve<text:span text:style-name="Default_20_Paragraph_20_Font"><text:span text:style-name="T2">r</text:span></text:span>miculans etiam aperte languidus et creber. At qui ad<text:line-break/>extremam devenit remissionem, crebritatem et parvitatem,<text:line-break/>vocatur fornicans : qui quum celer esse videatur, haud tamen<text:line-break/>est celer. Hectica vero quemadmodum febris , ita et hecti-<text:line-break/>cus pulsus vocatur, qui non magnopere ullo modo variat,<text:line-break/>.^caeterum manet in perpetuum similis , cohaeretque nec fol-<text:line-break/>vitur unquam, quod totus habitus morbum induit in ejusce-<text:line-break/>modi febribus et pulsibus. Haec tironibus existimo de pul-<text:line-break/>suum differentiis sufficere. Quod si cognoscere haec exactius</text:p>
      <text:p text:style-name="P3">cupias, librum habes integrum a nobis conscriptum de disse-<text:line-break/>rentiis pulsuum. Nec vero etiam causa est, cur de pleno<text:line-break/>hic et vacuo pulsu dicam, vel de calido et frigido, vel de<text:line-break/>rhythmis; illic enim accurate de his disserui, etiam is femur<text:line-break/>tironibus est obscurior. Quare si quae commemoravimus,<text:line-break/>summatim repetierimus, reliqua persequemur. Magnus pul-<text:line-break/><text:span text:style-name="Default_20_Paragraph_20_Font"><text:span text:style-name="T2">t</text:span></text:span>us est qui fit ubi in longum arteria et latum p<text:span text:style-name="Default_20_Paragraph_20_Font"><text:span text:style-name="T2">r</text:span></text:span>olundumque<text:line-break/>distenditur multum; longus, quum in longum duntaxat; la-<text:line-break/>tus, quum in latum; altus, quum lu altum. Vehemens est<text:line-break/>pulsus, qui valenter sierit tactum ; messis, quum tunica moI-<text:line-break/>lis est arteriae; celer fit, quum pauco tempore arteria disteu-<text:line-break/>ditur; creber, quum parvo. interposito spatio ; aequalis, qui<text:line-break/>perpetuo sibi constat; ordinatus, qui per circuitum par est;<text:line-break/>qui in uno est ictu impar, inaequalis nominatur in uno ictu.<text:line-break/>Jam etiam horum contrarii sint aperti, parvus, brutis, an-<text:line-break/>gustus, humilis, languidus, durus, tardus, rarus, inaequalis,<text:line-break/>inordinatus. Nec ve<text:span text:style-name="Default_20_Paragraph_20_Font"><text:span text:style-name="T2">r</text:span></text:span>o hoc obscurum est, si<text:span text:style-name="Default_20_Paragraph_20_Font"><text:span text:style-name="T2">n</text:span></text:span>gulorum alio-</text:p>
      <text:p text:style-name="P3">rmn contrari<text:span text:style-name="Default_20_Paragraph_20_Font"><text:span text:style-name="T2">o</text:span></text:span>rum medium esse; aequalis et inaequalis me-<text:line-break/>dium esse nullum, neque ordinati et rnordluati. Praeterea^<text:line-break/>aliorum omnium fecundum naturam medios esse; at in sus<text:line-break/>aequalis solus secundum naturam est, alii non secundum<text:line-break/>naturam, praeterea inaequalis et i<text:span text:style-name="Default_20_Paragraph_20_Font"><text:span text:style-name="T2">n</text:span></text:span>ordinatus.</text:p>
      <text:h text:style-name="Heading_20_2" text:outline-level="2">Cap. IX. </text:h>
      <text:p text:style-name="P8">Quum autem multis molis pulsus mutari<text:line-break/>possint, nullam enim, ut verum fatear, causam invenias, quae<text:line-break/>hos no<text:span text:style-name="Default_20_Paragraph_20_Font"><text:span text:style-name="T2">n</text:span></text:span> immutet, placet milli triplici ac gener<text:span text:style-name="Default_20_Paragraph_20_Font"><text:span text:style-name="T3">alissim</text:span></text:span>a muta-<text:line-break/>tinnis ipsorum differentia constituta , ita demum singulas ip-<text:line-break/>sas seorsim ac sigillatim pertractare. Prima igitur mutatio<text:line-break/>horum <text:span text:style-name="Default_20_Paragraph_20_Font"><text:span text:style-name="T2">n</text:span></text:span>aturalis est, altera non illa quidem naturalis, nec<text:line-break/>tamen jam praeter naturam, . tertia est praeter naturam.<text:line-break/>Verum omnes hae mutationes differentias naturales conutan-<text:line-break/>tur ; alii enim aliter arteria natura movetur ; quas quidem<text:line-break/>tenere ante omnes debet, qui cognoscere cupit qua de causa<text:line-break/>ac quate<text:span text:style-name="Default_20_Paragraph_20_Font"><text:span text:style-name="T2">n</text:span></text:span>us mutari pulsus contigit; at proprium cujusque<text:line-break/>ad unguem experiu<text:span text:style-name="Default_20_Paragraph_20_Font"><text:span text:style-name="T2">n</text:span></text:span>do quis assequatur. Sane frequenter<text:line-break/>tangenda arteria est, praesertim integra sanitate praediti at-</text:p>
      <text:p text:style-name="P3">que vacui omnis vehementis motus, jam vero et caeteris in<text:line-break/>fletibus. At quum <text:span text:style-name="Default_20_Paragraph_20_Font"><text:span text:style-name="T2">o</text:span></text:span>mnes experientia assequi non liceat, et-<text:line-break/>enim multi jam melicos saepe desideraverunt, cum quibus<text:line-break/><text:span text:style-name="Default_20_Paragraph_20_Font"><text:span text:style-name="T2">sani n</text:span></text:span>ullum habueru<text:span text:style-name="Default_20_Paragraph_20_Font"><text:span text:style-name="T2">n</text:span></text:span>t commercium, optimum hercle est<text:line-break/>etiam hic imperito praestare artificem. Praestiterit autem,<text:line-break/>fi scientiam comparaverit eorum , quae in multis ex aequo<text:line-break/>insunt. . Est autem quaedam, ut summatim dicam, comum-<text:line-break/>nis virorum natura, alia mulierum. Etiam qui calidiore<text:line-break/>sunt temperamento, quique frigidiore, habent hi suam utri-<text:line-break/>que commu<text:span text:style-name="Default_20_Paragraph_20_Font"><text:span text:style-name="T2">n</text:span></text:span>em naturum. Ad haec omnium communis na-<text:line-break/>tura est graculum, obolorum item communis esu Ac <text:span text:style-name="Default_20_Paragraph_20_Font"><text:span text:style-name="T2">r</text:span></text:span>urum<text:line-break/>in lingulis est, quas memorari, communitatibus, quod non<text:line-break/>assimile multis sit. Proi<text:span text:style-name="Default_20_Paragraph_20_Font"><text:span text:style-name="T2">n</text:span></text:span>de etiam qui probe commune te-<text:line-break/>net raro a .vero aberret.</text:p>
      <text:p text:style-name="P1">Viri musieribus pulsum sere habent longo tum ruajo- .<text:line-break/>rem tum veheme<text:span text:style-name="Default_20_Paragraph_20_Font"><text:span text:style-name="T2">n</text:span></text:span>tiorem, paulo tardiorem satisque rariorem.</text:p>
      <text:p text:style-name="P1">Calidi natura multo habent majorem, celeri<text:span text:style-name="Default_20_Paragraph_20_Font"><text:span text:style-name="T2">o</text:span></text:span>rem et<text:line-break/>crebriorem, vehementi<text:span text:style-name="Default_20_Paragraph_20_Font"><text:span text:style-name="T2">o</text:span></text:span>rem non item multo.</text:p>
      <text:p text:style-name="P2">Natura graciliores majorem rationemque mullo , ve-<text:line-break/>hementiorem paulo. Atque natura sic disserunt.</text:p>
      <text:p text:style-name="P1">Porro pro aetatibus hoc pacto immutantur. Infantis<text:line-break/>pulsus creberrimus est, rarissimus senis; omnes, qui inter<text:line-break/>hos intercedunt, proportionem <text:span text:style-name="Default_20_Paragraph_20_Font"><text:span text:style-name="T2">s</text:span></text:span>ervant , prout vel ad pue-<text:line-break/>rum, vel ad lenem propius accedunt. Celerrimus item<text:line-break/>pueri pulsus , lenis tardissimus; reliquarum aetatum <text:span text:style-name="Default_20_Paragraph_20_Font"><text:span text:style-name="T2">pulsus<text:line-break/>inter h</text:span></text:span>o<text:span text:style-name="Default_20_Paragraph_20_Font"><text:span text:style-name="T2">s</text:span></text:span> medii sunt, At fenex a puero longe magis raritate<text:line-break/>quam celeritate distat. In vehementiae et magnitudinis <text:span text:style-name="Default_20_Paragraph_20_Font"><text:span text:style-name="T3">dif-<text:line-break/></text:span></text:span>ferentia maximus est, ut lu aetatibus , pulsus juvenum, mi-<text:line-break/>nimus senum, messius et paulo major pulsus puerorum. Jam<text:line-break/>vehementissimus juvenum , languidissimis simum, medius est<text:line-break/>inter hos puerorum pulsus. Atque pulsus in aetatibus<text:line-break/>sic habent.</text:p>
      <text:p text:style-name="P1">Pro anni tempestatibus, messio vere pulsus <text:span text:style-name="Default_20_Paragraph_20_Font"><text:span text:style-name="T3">maxim</text:span></text:span>i sunt<text:line-break/>et vehementissimi, ut in temporibus , celeritate et crebritate</text:p>
      <text:p text:style-name="P3">moderati. Pari modo medio autumno. Progrediens au-<text:line-break/>tem ver nonnihil de mag<text:span text:style-name="Default_20_Paragraph_20_Font"><text:span text:style-name="T2">n</text:span></text:span>itudine et vehementia detrahit,<text:line-break/>sed auget celeritatem atque erebritatem , tandemque ineunte<text:line-break/>jam aestate languidi , parvi, celeres crehrique fiunt. Au-<text:line-break/>tumui processus cuncta imrninuit , magnitudluem, vehemen-<text:line-break/>fiam, celeritatem ; crebritatem. Ile ineunte hieme inpar-<text:line-break/>vitalem c<text:span text:style-name="Default_20_Paragraph_20_Font"><text:span text:style-name="T2">o</text:span></text:span>nvertuntur et remissi<text:span text:style-name="Default_20_Paragraph_20_Font"><text:span text:style-name="T2">o</text:span></text:span>nem et tarditatem et rari-<text:line-break/>talem. Resp<text:span text:style-name="Default_20_Paragraph_20_Font"><text:span text:style-name="T2">o</text:span></text:span>ndet autem initium veris fini autumni, illius<text:line-break/>finis initi<text:span text:style-name="Default_20_Paragraph_20_Font"><text:span text:style-name="T2">o</text:span></text:span> hujus. Aestatis item principium suo et princi-<text:line-break/>pium hiemis suo fini. Pr<text:span text:style-name="Default_20_Paragraph_20_Font"><text:span text:style-name="T2">o</text:span></text:span>inde quae pari spatio a media<text:line-break/>aestate et media hieme in utramque partem deflexerunt, si-<text:line-break/>mili ter variant. Porr<text:span text:style-name="Default_20_Paragraph_20_Font"><text:span text:style-name="T2">o</text:span></text:span> media aestas partim convenit cum<text:line-break/>media hieme, partim dissidet. Num parvi utrobique et lan-<text:line-break/>guidi sunt , sed celeres atque crebri aestate , turdi rarique<text:line-break/>hieme; non peraeque tamen parvi aestate, ut hieme; sed<text:line-break/>aestate minus, nec ita hieme languidi , ut aestate , caeterum</text:p>
      <text:p text:style-name="P3">minus hieme. Ad hunc modum pro temporibus pulsus<text:line-break/>varianti</text:p>
      <text:p text:style-name="P1">Pro regionibus perinde ut pro temporibus, In vehe-<text:line-break/>memor calidis, sicut media aestate. In magnopere frigi-<text:line-break/>dis ut media hyeme. In temperatis ita ut medio vere ; ad<text:line-break/>horum proportionem in iis , quae medium locum sunt sorti-<text:line-break/>tae. Porro aeris nos circumdantis alii status, qui calidi sunt,<text:line-break/>calidis .temporibus; frigidi frigidis, medii medio veri re-<text:line-break/>spondent. .</text:p>
      <text:p text:style-name="P1">Praegnantium majores, crebriores, celeriores pulsus<text:line-break/>sunt, caetera secundum naturam servantur. -</text:p>
      <text:p text:style-name="P1">Jam somni etiam sint, si quid aliud, naturales, qui et<text:line-break/>ipsi . variant pulsus. Initio minores , languidiores , tardio-<text:line-break/>res rarioresque reddunt. Postea tarditatem pedetentim au-<text:line-break/>ge<text:span text:style-name="Default_20_Paragraph_20_Font"><text:span text:style-name="T2">n</text:span></text:span>t et raritatem praesertim a cibo, at majores sunt et vehe-<text:line-break/>me<text:span text:style-name="Default_20_Paragraph_20_Font"><text:span text:style-name="T2">n</text:span></text:span>tiones. Tandem ad languorem et parvitatem redeunt;<text:line-break/>tarditatem et raritatem retine<text:span text:style-name="Default_20_Paragraph_20_Font"><text:span text:style-name="T2">n</text:span></text:span>t.</text:p>
      <text:p text:style-name="P2">Qui expergiscuntur; e vestigio pulsus magnos, vehe-<text:line-break/>nrentes, celeres, crebros et cum quadam vibratione .habent,.<text:line-break/>qui mox mediocritatem assequuntur.</text:p>
      <text:p text:style-name="P1">Adscititiae habitudines corporis perinde ut naturales<text:line-break/>pulsus immutant. Nam gracilis natura, si quadratus evasi-<text:line-break/>rit, huic, qui talis natura est, assimilem pulsum. habet. Slu<text:line-break/>autem quadratus factus gracilis sit, assimilem gracilibus na-<text:line-break/>tura. Constat vero gracilitatis et quadrati corporis, citra<text:line-break/>facultatis immutationem, aestimandam differentiam esse;<text:line-break/>etiam in omnibus eodem aliis modo; ut unum id tantum<text:line-break/>ubique, de quo in praesenti disputemus, . mutetur. Quae di-<text:line-break/>ximus de quadratis, eadem etiam de corpulentis-dicta fuisse<text:line-break/>est putandum; nisi quod magis sunt intensa. .tb</text:p>
      <text:p text:style-name="P1">Jam etiam temperamenta corporis adscititia pulsus ea<text:line-break/>proportione mutant, qua naturalia temperamenta. .</text:p>
      <text:h text:style-name="Heading_20_2" text:outline-level="2">C a p. X. </text:h>
      <text:p text:style-name="P8">Nunc alias mutationes quae causas habent<text:line-break/>non naturales, recenseamus. Exercitationes primo, quae</text:p>
      <text:p text:style-name="P3">m<text:span text:style-name="Default_20_Paragraph_20_Font"><text:span text:style-name="T2">o</text:span></text:span>deratae sunt, veheme<text:span text:style-name="Default_20_Paragraph_20_Font"><text:span text:style-name="T2">n</text:span></text:span>tes; magnos, celeres, crebr<text:span text:style-name="Default_20_Paragraph_20_Font"><text:span text:style-name="T2">o</text:span></text:span>s pullus<text:line-break/>efficiunt. m Si multae si<text:span text:style-name="Default_20_Paragraph_20_Font"><text:span text:style-name="T2">n</text:span></text:span>t. et .vires excedant laborantis, par-<text:line-break/>vos, languidos, celeres et crebros in summo. Nimium im-<text:line-break/>modicae, adeo ut aegre jam fe possit movere et multis inter-<text:line-break/>positis quietibus, aut .nihil prorsus possit,. fed exolutus vires<text:line-break/>impense.sunt, pulsus.mire parvos et languid<text:span text:style-name="Default_20_Paragraph_20_Font"><text:span text:style-name="T2">o</text:span></text:span>s tardosqueet<text:line-break/>rar<text:span text:style-name="Default_20_Paragraph_20_Font"><text:span text:style-name="T2">o</text:span></text:span>s. Quodsi ad virium diss<text:span text:style-name="Default_20_Paragraph_20_Font"><text:span text:style-name="T2">o</text:span></text:span>lutionem pervenia<text:span text:style-name="Default_20_Paragraph_20_Font"><text:span text:style-name="T2">n</text:span></text:span>t, pulsus<text:line-break/>creant illi. proprios. Quales autem excitet pulsus facultas,<text:line-break/>quae dissolvitur, dicemus paulo inserius.</text:p>
      <text:p text:style-name="P1">Balnea vero calida quidem quamdiu fiunt moderata,<text:line-break/>pulsus creant magnos, . celeres , crebros, vehementes. Im- .<text:line-break/>moderata vero parvos et languidos, tamen adhuc celeres ac<text:line-break/>crebros. Quod si lue relinquantur, parv<text:span text:style-name="Default_20_Paragraph_20_Font"><text:span text:style-name="T2">o</text:span></text:span>s; languidos, tar-<text:line-break/>dos atque raros.</text:p>
      <text:p text:style-name="P1">Balnea frigida illic<text:span text:style-name="Default_20_Paragraph_20_Font"><text:span text:style-name="T2">o</text:span></text:span> parvos ac languidiores et tardos<text:line-break/>rarosque pulsus efficiunt; p<text:span text:style-name="Default_20_Paragraph_20_Font"><text:span text:style-name="T2">o</text:span></text:span>stea prout id fit, quod in-<text:line-break/>duxerunt, omnino vel torporem inducent, vel robur.</text:p>
      <text:p text:style-name="P11">Quae torporem intulerunt et refrigeramus, parvos et lan-<text:line-break/>guidiores et tardos <text:span text:style-name="Default_20_Paragraph_20_Font"><text:span text:style-name="T2">r</text:span></text:span>arosque efficiunt. Quae excalfeceruut<text:line-break/>et robur conciliarunt, magnos , vehementes ,- celeritate et<text:line-break/>frequentia moderatos.</text:p>
      <text:p text:style-name="P1">Cibus largus , ut etiam gravet facultatem , pulsus in-<text:line-break/>aequales atque inordinatos concitat. Archigenesvult cele-<text:line-break/>riores magis quam crebriores- Modicus; magnos ;.vehe-<text:line-break/>mentesp celeres , crebros. Parcior quam qui satis nutriat,<text:line-break/>non aeque ac moderatus, caeterum minus mutat, neque id diu.</text:p>
      <text:p text:style-name="P4">Vinum pulsus caetera quidem, ut cibus, variat;- hoc.<text:line-break/>vero interest, quod issico immutet et citius mutatio a rino.<text:line-break/>profecta recedat , quam illa , quae a cibo : quod item celeri-<text:line-break/>tatem amplius et magnitudinem , quam vehementiam et ere-<text:line-break/>britatem augeat. Quanto enim vehementius moderatus ci-<text:line-break/>bus constantiusque robur conciliat, tantum fere vinum ex-<text:line-break/>tollit magnitudinem.<text:tab/>.</text:p>
      <text:p text:style-name="P2">Aqua minimam omnium ciborum et potuum mutatio-<text:line-break/>nem inducit, quamquam perinde ut clbi et haec mutet.</text:p>
      <text:p text:style-name="P1">Reliqua omnia, quatenus nutrire valent, vel calefacere<text:line-break/>ver refrigerare, hactenus arteriarum motum varianti Ad<text:line-break/>hunc modum ex causis, quae non naturales appelluntur,<text:line-break/>pulsus immutantur.</text:p>
      <text:h text:style-name="Heading_20_2" text:outline-level="2">Cap. XI. </text:h>
      <text:p text:style-name="P8">Nunc mutationes ex causis praeter na-<text:line-break/>turam exponamus, illoque commemoremus prius quae jam<text:line-break/>de causis praeter naturam communitate orationis conscripsi-<text:line-break/>mus. .Ac aeris status , ciborum copia, ut facultatem. gravet,<text:line-break/>ad haec exercitati<text:span text:style-name="Default_20_Paragraph_20_Font"><text:span text:style-name="T2">o</text:span></text:span>nes. et balueae sumnique imm<text:span text:style-name="Default_20_Paragraph_20_Font"><text:span text:style-name="T2">o</text:span></text:span>dici prae-<text:line-break/>ter natuiam sunt. Excessus enim lu qua<text:span text:style-name="Default_20_Paragraph_20_Font"><text:span text:style-name="T2">n</text:span></text:span>titate naturalium<text:line-break/>causarum et n<text:span text:style-name="Default_20_Paragraph_20_Font"><text:span text:style-name="T2">o</text:span></text:span>n naturalium desciscunt ad fletum praeter<text:line-break/>naturam.: At causarum quae non quantitate mod<text:span text:style-name="Default_20_Paragraph_20_Font"><text:span text:style-name="T2">o</text:span></text:span>, sed et<text:line-break/>genere sunt praeter naturam,. immensus est numerus; itaque<text:line-break/>nec potest comprehendi. Ars vero in his quoque co<text:span text:style-name="Default_20_Paragraph_20_Font"><text:span text:style-name="T2">n</text:span></text:span>stat<text:line-break/>generibus et speciebus, quantum fieri potest, certis, inlini-<text:line-break/>tum complectens. Etenim quamlibet causam praeter natu-</text:p>
      <text:p text:style-name="P3">ram non abs re dixeris vel dissolvere vitalem facultatem et<text:line-break/>dissipare , vel quasi deprimere gravareque. Dissolvitur fa-<text:line-break/>cultus alimenti inopia et morborum malig<text:span text:style-name="Default_20_Paragraph_20_Font"><text:span text:style-name="T2">n</text:span></text:span>itate , animique<text:line-break/>affectuum vi, atque vehementia dolorum , vel diuturnitate,<text:line-break/>denique immodicis vacuationibus. Gravatur a materiae eo-<text:line-break/>pia et ab instrumentorum affectibus, ut inflammationibus,<text:line-break/>scirrhis, tumoribus, abscessibus, variisque co<text:span text:style-name="Default_20_Paragraph_20_Font"><text:span text:style-name="T2">r</text:span></text:span>ruptio<text:span text:style-name="Default_20_Paragraph_20_Font"><text:span text:style-name="T2">n</text:span></text:span>ibus.<text:line-break/>ltaque fatiscens facultas pulsum parvum, languidum et cre-<text:line-break/>brunr admodum efficit. Depressa et quasi gravata vertit in<text:line-break/>inaequalitatem pulsus et in ordinem perturbatum cum omnem<text:line-break/>alium, tunr vero vehementiae et magnitudinis. Hae siqui-<text:line-break/>dem m primis inaequalitates propriae sunt facultatis pressae^<text:line-break/>ac gravatae insigniter, in pluribus differentiis, parum in pau-<text:line-break/>cis. Etiam pulsus plures pa<text:span text:style-name="Default_20_Paragraph_20_Font"><text:span text:style-name="T2">t</text:span></text:span>ris magni sunt et languidis ve-<text:line-break/>hemcntcs, quum parva sit ostensu ; contra, si magna. Jam<text:line-break/><text:span text:style-name="Default_20_Paragraph_20_Font"><text:span text:style-name="T2">n</text:span></text:span>onnulli pereunt etiam integri motus in ejuscemodi affecti-<text:line-break/>bus, iulercurrmrtque; verum mi<text:span text:style-name="Default_20_Paragraph_20_Font"><text:span text:style-name="T2">n</text:span></text:span>oremintercurrentes noxam,</text:p>
      <text:p text:style-name="P3">deperditi graviorem significant. Communes igitur sunt hae .<text:line-break/>omnes tum dissolutionis, tum oppressionis facultatis mutatio-<text:line-break/>nes. Pecusiares accipit quaeque ex .causa efficiente. Ergo<text:line-break/>quum dissoluta a penuria facultas sit, fiunt pulsus primo lan-<text:line-break/>guidi, parvi, celeres atque crebri; ru messio languidi, parvi,<text:line-break/>tardi, rarique; tandem extreme pa<text:span text:style-name="Default_20_Paragraph_20_Font"><text:span text:style-name="T2">r</text:span></text:span>vi , languidi. et crebri,<text:line-break/>praebentque celeritatis falsam speciem. Hic ille est, qui<text:line-break/>vocatur formicans. Ve<text:span text:style-name="Default_20_Paragraph_20_Font"><text:span text:style-name="T2">r</text:span></text:span>miculatis autem, fit ille quidem etiam<text:line-break/>fatiscente jam facultate, fed nonnihil tamen renitente adhuc,<text:line-break/>dissidetquelrac re aformicante, quod non ita lu extremam<text:line-break/>contractus est remissionem et parvitatem et quod aperte in<text:line-break/>uno ictu inaequalis est partibus, veI citius, vel tardius mei-<text:line-break/>pientibus moveri ; quamobrem murus tardus quum parvus<text:line-break/>est, nonnunquam nequaquam .tardus , quocirca^ minime par-<text:line-break/>vusest. Proinde quas exitiales febres et acutae concitant<text:line-break/>fyncopas , hae pulsum vermiculaulem prorsus non habent.</text:p>
      <text:p text:style-name="P3">Reliquas facultatis dissolutiones fere comitantur vermiculan-<text:line-break/>tes, haspotissimum, quae febribus non sunt coniunctae, aut.<text:line-break/>quum minutis. Quare cardiacus fyncopas, formicantes;<text:line-break/>choleras et validos ventris fluxus, sanguinis profluvia,- pro-<text:line-break/>fluvium musiebre , omnes denique vehementer vacuantes af-<text:line-break/>lectus, plurimum comitantur vermiculantes ; extremos, for-<text:line-break/>micantes. Et si his absint febres, tum veno multo magis<text:line-break/>vermiculantem pulsum invenies cum clarum, tum. admodum<text:line-break/>diuturnum. Hae causarum praeter naturam communissimae<text:line-break/>mutationes funi.</text:p>
      <text:h text:style-name="Heading_20_2" text:outline-level="2">Cap. XII. </text:h>
      <text:p text:style-name="P8">Nunc speciatim eas explicabimus. -</text:p>
      <text:p text:style-name="P1">Irae altus est pulsus, magnus, vehemens, celer et.<text:line-break/>creber.</text:p>
      <text:p text:style-name="P1">Laetitiae magnus et rarus, at vehementia nisui differt.<text:line-break/>Tristitiae parvus, languidus, tardus et rarus esu<text:line-break/>Timoris rece<text:span text:style-name="Default_20_Paragraph_20_Font"><text:span text:style-name="T2">n</text:span></text:span>tis et vehementis celer et vibratus et in-<text:line-break/>ordinatus est, inaequalisque. Inveterati jam talis qualis est</text:p>
      <text:p text:style-name="P3">tristitiae. Haec omnia, si valde diuturna sint multumque<text:line-break/>vehementia, pulsus, ut dissoluta facultate, consequuntur.<text:line-break/>Etenim dissolvunt etiam facultatem haec nuntia statim, si va-<text:line-break/>sida sint ; diuturnitate, si non sint valida.</text:p>
      <text:p text:style-name="P1">Dolor, qui quidem variet pulsus ( variat autem ingens,<text:line-break/>aut qui principes partes tenet, ut etiam iusiammatio ) dum<text:line-break/>parvus est, atque initi<text:span text:style-name="Default_20_Paragraph_20_Font"><text:span text:style-name="T2">o</text:span></text:span> pulsum edit maiorem , vehementi<text:span text:style-name="Default_20_Paragraph_20_Font"><text:span text:style-name="T2">a-<text:line-break/></text:span></text:span>rem, celeriorem, crebriorem. Auctus vero jam et admo-<text:line-break/>dum validus, ut etiam vitale robur offendat, minorem, lan-<text:line-break/>guidiorem, celerem, crebrum. Ac quo diuturnior suerit,<text:line-break/>vel vehementior factus, hoc praedictum quodque magis in-<text:line-break/>tenditur. Qui vero facultatem jam dissolvit, in remissionem<text:line-break/>et parvitatem et falsum celeritatis speciem ingeutemque ere-<text:line-break/>britatem commutati</text:p>
      <text:p text:style-name="P1">Inflammatio habet omnis communem pulsum veluti<text:line-break/><text:span text:style-name="Default_20_Paragraph_20_Font"><text:span text:style-name="T2">t</text:span></text:span>errentem, ut pars quidem arteriae dilatari rideatur, alia<text:line-break/>vero minime, quae videlicet durior apparet. Habet etiam</text:p>
      <text:p text:style-name="P3">vibrationis aliquid hic pulsus ; ac celer quidem et creber est,<text:line-break/>non autem perpetuo magnus. At vero cuique est proprius,<text:line-break/>incipienti quidem major eo quifecundum naturam et vehe-<text:line-break/>mentior et celerior et crebrior. Augescenti adhuc, quum<text:line-break/>illa omnia increscunt, tum clare jam durior et magis vibra-<text:line-break/>tus esu Vigenti autem manifestior est duriorque atque ri-<text:line-break/>bratus magis ;. fed minor est, quam dudum , n<text:span text:style-name="Default_20_Paragraph_20_Font"><text:span text:style-name="T2">o</text:span></text:span>n tamen lan-<text:line-break/>guidior, nisi facultatem excedat affectus ; fed et creberrimus<text:line-break/>fit et celer.- Quae si diuturnior sit, atque in fcirrhum jam<text:line-break/>indurescat, accessit illis gracilitas pulsus et durities. Haec<text:line-break/>inflammatio habet, quae pulsum per totum corpus immutat,<text:line-break/>vel quia magna esit , vel quia principem partem insidet. Si<text:line-break/>ve<text:span text:style-name="Default_20_Paragraph_20_Font"><text:span text:style-name="T2">r</text:span></text:span>o universum corpus non afficiat, pulsus luparie i<text:span text:style-name="Default_20_Paragraph_20_Font"><text:span text:style-name="T2">n</text:span></text:span>flam-<text:line-break/>mata talis erit, qualem diximus Crescunt autem quae com -<text:line-break/>memoravimus singula dirninuunturque, aut pro iusiammatio-<text:line-break/>nis quantitate, aut pro ipfius insseumenti natura inflammati.<text:line-break/>Siquidem partes nervosiores duriores .edunt pullus, magis-</text:p>
      <text:p text:style-name="P3">que ser<text:span text:style-name="Default_20_Paragraph_20_Font"><text:span text:style-name="T2">v</text:span></text:span>antes et minores. Quae autem venulae magis et ai-<text:line-break/>terrosae, contra;. acinter eos m aj or est in magis arleriofis<text:line-break/>atque inaequalis simile fit inordinatusque. . Ex sus liquet,<text:line-break/>qui pulsus sit illorum quibus inflammatum jecur est, vel lien,<text:line-break/>renes, vesica, colon, ventriculus. Praeterea pleuriticorum<text:line-break/>et peripneumo<text:span text:style-name="Default_20_Paragraph_20_Font"><text:span text:style-name="T2">n</text:span></text:span>rcorum et breviter omnium i<text:span text:style-name="Default_20_Paragraph_20_Font"><text:span text:style-name="T2">n</text:span></text:span> quibus partis<text:line-break/>inflammationem comitatur febris ; nisi quibus^ in loris ob<text:line-break/>symptomatum naturam, quae tum necessario illas consequuu ..<text:line-break/>tur , tum casu adjuncta sunt, prout quodque possit mutare,<text:line-break/>ita pulsus contingat variari ; ut mixta ibi mutatio fiat et quae<text:line-break/>iusiammationi congrua est et quam loci natura, vel praefen-<text:line-break/>tis inducit symptomatis. Quibus enim inflammatum est le-<text:line-break/>ptum tra<text:span text:style-name="Default_20_Paragraph_20_Font"><text:span text:style-name="T2">n</text:span></text:span>sversum , - lu convulsicnibus sunt opportuni ; qui-<text:line-break/>btts pulmo , suffocationibus ; quibus ventriculi os , syncopis ;<text:line-break/>quibus jecur, atrophiae; quibus ventriculus, cruditati; qui-<text:line-break/>bus renes, urinae suppressioni. Ad haec partes exquifi-<text:line-break/>tiore praeditae scnsu letiam propter dolores pulsus mutant;</text:p>
      <text:p text:style-name="P3">quae hebetiore sunt sensu, duntaxat propter affectum. Igitur<text:line-break/>in inflammationibus varie pulsus ex sus omnibus mutantur.<text:line-break/>Quae quemadmodum discernenda sint, cum alio loco exactu<text:line-break/>tractavimus, tum vero in praesentia, quantum interest ti-<text:line-break/>renibus, persequemur.</text:p>
      <text:p text:style-name="P1">Pleuriticorum celer pulsus est et creber, nec admodum<text:line-break/>magnus. Videbitur etiam vehemens esse. Est ille vero<text:line-break/>non languidus quidem, sed tamen non vehemens statim,<text:line-break/>quantum ad affectum referti Siquidem ubique oportet me-<text:line-break/>misisse, in quaque re mutatio<text:span text:style-name="Default_20_Paragraph_20_Font"><text:span text:style-name="T2">n</text:span></text:span>em esse quantum ad illam re-.<text:line-break/>fert aestimandam, distinguendumque id, quod propter aliud<text:line-break/>quidpiam ac non propter illam accidit. Pulsus ilaque pleu-<text:line-break/>riticorum, quia nervo florem quodammodo. durioremque est<text:line-break/>sinit arteriam, quasi converteret in vehementiam, imperitis-<text:line-break/>imponit, qui durum ictum nequeunt a vehementi discernere.<text:line-break/>Ita quoque vulgus melicorum, quod alias etiam differentias<text:line-break/>pulsuum discernere nesciat , has sortassis institutiones accu-<text:line-break/>subit atque ex sua ig<text:span text:style-name="Default_20_Paragraph_20_Font"><text:span text:style-name="T2">n</text:span></text:span>orantia damnabit recta praecepta. . Ve-</text:p>
      <text:p text:style-name="P3">r.um non saetam, ut hic longior sim, quum separatim de pul-<text:line-break/>sibus dignoscendis. scripserim. Quare ut rationem exerceas<text:line-break/>simul et tactum admoneo, .ut in ipsis operibus pulsum postis<text:line-break/>cognoscere, non discernere solum ratione. Principium vero<text:line-break/>exercitationis su .ipsis operibus sermone expressa doctrina.<text:line-break/>Quippe nequeas vel crebritatis quantitatem verbis explicare,<text:line-break/>tametsi multum intersit, excedat jusinm pleuritidis modum,<text:line-break/>an non assequatur. Si quidem or cessus, ubi in peripneu-<text:line-break/>monium migrat, aut denuntiat syncopen, necesse est fieri.<text:line-break/>Defectus in soporem, vel nervorum desinere laesionem. Si- .<text:line-break/>mili modo illa inaequalitatis species, quae ser<text:span text:style-name="Default_20_Paragraph_20_Font"><text:span text:style-name="T2">v</text:span></text:span>antis imagi-<text:line-break/>nem praebet, in primis pleuritidis proprium est signum: si<text:line-break/>remissa est, mollis et quae facile maturetur; si vero magna,<text:line-break/>difficilis et admodum crudae pleuritidis. Tales cum imbe-<text:line-break/>cilla quidem facultate coniunctae periculum praesens habent,<text:line-break/>fucum firma, aut tarde concoquuntur, aut ad suppurationem<text:line-break/>destectent, .aut tabidus eas excipiet marcor. Atque ejus</text:p>
      <text:p text:style-name="P3">quae concoquitur , pulsus pedetentim omnem .deponit <text:span text:style-name="Default_20_Paragraph_20_Font"><text:span text:style-name="T3">illam<text:line-break/></text:span></text:span>praete<text:span text:style-name="Default_20_Paragraph_20_Font"><text:span text:style-name="T2">r</text:span></text:span> naturam mutationem. Quae deflectit ad suppuratio-<text:line-break/>nem, habet pulsus suppu<text:span text:style-name="Default_20_Paragraph_20_Font"><text:span text:style-name="T2">t</text:span></text:span>atorum proprios. Itu quoque<text:line-break/>quae labide marcescet, pulsus marcorum.</text:p>
      <text:p text:style-name="P1">Supputatorum pulsus initio statim pulsum refert vigen-<text:line-break/>tis inflammationis. Hoc enim initium est suppurationum.<text:line-break/>No<text:span text:style-name="Default_20_Paragraph_20_Font"><text:span text:style-name="T2">n</text:span></text:span>nunquam lu aequalis est et inordinatus, sed omnibus he-<text:line-break/>cticus. Quum autem pus prope sit maturum, caetera similis<text:line-break/>est, nisi quod aequalior sit; at quum erumpit, languidior,<text:line-break/>latior, tardior, rariorque.</text:p>
      <text:p text:style-name="P1">Marcescentium pulsus non uno modo variat. Quare<text:line-break/>differentiis lu quam apertissimis discernendi sunt. Qui una<text:line-break/>cum inflammatione quae non discussa sit, commarcuerint,<text:line-break/>languidos et celeriores mireque crebros pulsus habent ac de-<text:line-break/>curtatus magnitudine in uno ictu. Quos Archigenes innu-<text:line-break/>entes et ci<text:span text:style-name="Default_20_Paragraph_20_Font"><text:span text:style-name="T2">r</text:span></text:span>cen nuentes appellat, ut aperte declaret distentio-<text:line-break/>nis brevitatem, cum utriusque extremitatis quasi inclinatione.</text:p>
      <text:p text:style-name="P3">Neque enim ut praecisis affatim , fed ceu partibus ^utrinque<text:line-break/>iusiexis, contrahitur decurtatus magnitudinem in utrisque<text:line-break/>partibus. Atque hoc quidem non hi modo, sied marcescen-<text:line-break/>tes qualibet ex occasione habe<text:span text:style-name="Default_20_Paragraph_20_Font"><text:span text:style-name="T2">n</text:span></text:span>t fere omnes; qui ex inflant-<text:line-break/>metione marcescunt, omnes; et alii item multi; nisi illi sane,<text:line-break/>qui ex occultu quapiam inflammatione marcescunt, eritque<text:line-break/>hic marcescentiunr ex inflammatione proprius; nosti conve-<text:line-break/>niens , qui aliam ob causam marcuerit. At hecticus omni-<text:line-break/>bus marcescentibus pulsus est ; qui quidem iis est commu-<text:line-break/>nissimus; fecundum illum, inaequalitas diestoles magnitudine<text:line-break/>decurtata , quae etiam adest plerisque , tertia vero crebritas.<text:line-break/>Etenim haec quoque omnibus qui ex inflammatione mar-<text:line-break/>cuerint, perpetua adhaeret, omnibusque adeo qui ob fynco-<text:line-break/>pen, ex corde, vel stomacho affecto profectam in praesens<text:line-break/>periculum venerunt ec deinde xini potione declinaverunt pe-<text:line-break/>siculum, fed tempore tamen marcuerunt , nisi sime hos quo-<text:line-break/>quo dicas, ex parvis inflammationibus perire nobis incognitis.</text:p>
      <text:p text:style-name="P3">Siquidem sunt inter eos qui innuentem habeant pulsum;<text:line-break/>nisi etiam hos dicas ex inflammatione alios citra inflamma-<text:line-break/>iionem marcescere. Verum hoc lu dubio est Pulsum igi-<text:line-break/>fur hi habent hecticum, languidum, admodum crebrum, quem<text:line-break/>innuentem quidam appellanti Atque alteram hanc . marces-<text:line-break/>centes differentiam pulsuum sunt sortiti. Alia item tertia<text:line-break/>est eorum qui raram habent; verum et sus quum antegressa<text:line-break/>fabris pulsus reddidit crebros, tum facultatis extrema disso-<text:line-break/>lutio abu<text:span text:style-name="Default_20_Paragraph_20_Font"><text:span text:style-name="T2">n</text:span></text:span>de efficit crebros. Quod autem intercedit, omni-<text:line-break/>bus quidem refrigeratis febribus, nondum tamen extinctis<text:line-break/>iis, in raritatem commutat. Genus hoc marcoris lenibus<text:line-break/>proprium est, praesertim quum aliquid vitii pulmo et tho-<text:line-break/>rax contraxit. Hi febrilem retinent pulsus duritiem, etiam<text:line-break/>si rarus siti omnino paucis marcescentibus in aliam inae-<text:line-break/>qualitatem pulsus, ac illam quam diximus, magnitudinis<text:line-break/>vertitur-.</text:p>
      <text:p text:style-name="P1">Ph<text:span text:style-name="T5">i</text:span>thificorum, quos vocant, pulsus parvus et languidus<text:line-break/>est mollisqne et modice celer atque hecticus.</text:p>
      <text:p text:style-name="P2">Peripneumonrcorum magnus est pulsus et undosi quid<text:line-break/>habens et languidus nrollisque similiter atque lethargicorum<text:line-break/>pulsus ; nisi. quatenus praepollet inaequaliter et in uno pulsu<text:line-break/>et collectiva, quam vocant. ln .uno ictu, quum veluti inter-<text:line-break/>pellatm, et undosius est ac dimotus interdum fit; in collectiva,<text:line-break/>quum estas differentias habet, tum modo intermittit, modo<text:line-break/>intercurrit. Quum autem acute omnes peripneumonici fe-<text:line-break/>bricitant, tum nonnihil comatis habent ; utrum excellat bo-<text:line-break/>ruat, ex ejus maxime ratione crebrrtatis quantitas invenitur.<text:line-break/>Ubi ardentior febris adjuncta peripneumoniae sit, pulsus ab-<text:line-break/>unde creber est ; si comatosior, minus creber.</text:p>
      <text:p text:style-name="P1">Lethargicorum pulfus similis peripneumonicorunr est<text:line-break/>magnitudine, imbecillitate, mollitudine; fed e<text:span text:style-name="Default_20_Paragraph_20_Font"><text:span text:style-name="T2">o</text:span></text:span> est tardior<text:line-break/>rariorque ac minus inaequalis, rntermittens potius quam in-<text:line-break/>tercurrens. Fit autem nitendum dimotus. At undosius stem-<text:line-break/>per in altis quidem soporibus est, de quibus haec dicuntur.<text:line-break/>Morborum enim pulsus exponimus , qui omnibus <text:span text:style-name="Default_20_Paragraph_20_Font"><text:span text:style-name="T2">t</text:span></text:span>uis indi-</text:p>
      <text:p text:style-name="P3">ctis conste<text:span text:style-name="Default_20_Paragraph_20_Font"><text:span text:style-name="T2">n</text:span></text:span>t, quo, fi qui aliquatenus deficia<text:span text:style-name="Default_20_Paragraph_20_Font"><text:span text:style-name="T2">n</text:span></text:span>t, neque dum<text:line-break/>sint integri, satis cognoscere magnitudinem, et qua jam sunt<text:line-break/>praediti et quae accedere iis potest, valeamus. Sed quo-<text:line-break/>niam inaequalitatis saepe meminimus, rere autem perturbatio-<text:line-break/>nis ordinis , hoc i<text:span text:style-name="Default_20_Paragraph_20_Font"><text:span text:style-name="T2">n</text:span></text:span> universum sciendum est, fere inaequali-<text:line-break/>tales comitari perturbationem ordinis. Ac inaequalem pus-<text:line-break/>sum, qui sit ordinatus, ra<text:span text:style-name="Default_20_Paragraph_20_Font"><text:span text:style-name="T2">r</text:span></text:span>o invenias. At nimirum minores<text:line-break/>offensae inaequales et ordinatos, majores inaequales pulsus<text:line-break/>atque inordinatos creant.</text:p>
      <text:p text:style-name="P1">Phreniticorunr parvus pulsus est ; rarissime aulam con-<text:line-break/>spectus est magnus esse. Validus est modice. Durus et<text:line-break/>nervosus est, valde est celer et creber. Habet praeterea<text:line-break/>nonnihil undosi. luterdum subtremere tibi ridebitur ; in-<text:line-break/><text:span text:style-name="Default_20_Paragraph_20_Font"><text:span text:style-name="T2">tur</text:span></text:span>dum etiam praecisus cum convulsione quadam. Quod<text:line-break/>enim febres in celeritate proprium habent symptoma , hic<text:line-break/>obtinet clare lu utroque termino distentionis, praecipue ex-<text:line-break/>terno. Invenias etiam inaequalitatis in situ genus insigniter<text:line-break/>aliquando in illo apparere ; imo totam subinde arteriam , sua</text:p>
      <text:p text:style-name="P3">fede deserta, c<text:span text:style-name="Default_20_Paragraph_20_Font"><text:span text:style-name="T2">o</text:span></text:span>nspicias attolli, potius cum vibratione ebulli-<text:line-break/>entenr, quam more pulsus distentam ; pari modo delabi, de-<text:line-break/>tractam potius quam contractam. At vero immodica ejus<text:line-break/>crebritas proximam denunciat syncopen.</text:p>
      <text:p text:style-name="P1">Jam etiam alius est affectus, quem a<text:span text:style-name="Default_20_Paragraph_20_Font"><text:span text:style-name="T2">n</text:span></text:span> medium lethargi<text:line-break/>et phreui fidis oporteat appellere, ut qui cum neutro in to-<text:line-break/>tum conveniat an communem utrique, ut ex phrenitidis<text:line-break/>speciebus et lethargi mixtum, suo Ioco considerabimus.<text:line-break/>Nunc de ejus pulsibus agemus. Ac ne quasi aenigma quod-<text:line-break/>dam propositum sit, per signa assidentia eum ob oculos po-<text:line-break/>nam. Connivent fere oculis, somnulenti sunt atque stertunt.<text:line-break/>Burrus oculis fixis ac inconnrve<text:span text:style-name="Default_20_Paragraph_20_Font"><text:span text:style-name="T2">n</text:span></text:span>tibus diutissime, ut catochi<text:line-break/>intuentur. Et fi quid roges atque ad coll<text:span text:style-name="Default_20_Paragraph_20_Font"><text:span text:style-name="T2">o</text:span></text:span>quium compellas,<text:line-break/>difficiles sunt et tardi ad respondendum. Plerumque etiam<text:line-break/>stulte loquuntur, nec recte respondent, ac temere nugantur.<text:line-break/>Is est affectus quem dico., qui ex figuris sibi adjunctis defectu<text:line-break/>proprii nominis cognoscitur. Pulsus ejus celeres sunt et</text:p>
      <text:p text:style-name="P3">crebri, perinde ut plueniticoruin, minus tamen: Et roboris<text:line-break/>item minus ac illi obtinent. Lati autum sunt et breves.<text:line-break/>Externum motum noli habent subito truncatum, sedatio mo-<text:line-break/>do , veluti intro <text:span text:style-name="Default_20_Paragraph_20_Font"><text:span text:style-name="T2">t</text:span></text:span>e proripientes , subterfugiunt ac concitant<text:line-break/>contractionem et quasi suffuramur diastolen; verani in ea<text:line-break/>pulsui phreuiticorum non fiunt similes, quod truncatione illa<text:line-break/>car ean I.</text:p>
      <text:p text:style-name="P1">Catochorum pulsus (catochos enim et detentos veteres<text:line-break/>Graeci appellant; juniores ipsirm affectum catoesien et cata-<text:line-break/>lepsur vocant] caetera lethargicis similes fiunt magnitudine,<text:line-break/>tarditate, crebritate; ut nec totius hujus affectus species late<text:line-break/>ab illo diffidat. Catochorum tamen non imbecillus est pul-<text:line-break/>sus, nec mollis; <text:span text:style-name="Default_20_Paragraph_20_Font"><text:span text:style-name="T2">t</text:span></text:span>est in his sane multum differt, ut etiam in<text:line-break/>hoc, quod laxatur lethargicis atque intumescit univerinnr<text:line-break/>corpus; contra stipatus et cogitur catochis. Ad haec aequat<text:line-break/>litate et inaequalitate distant; aequalis enim pulsus est eat-</text:p>
      <text:p text:style-name="P3">ochorum, inaequalis lethargicorum. Aresiigenes arteriae<text:line-break/>locum auctor est proprie in iis inveniri calidi<text:span text:style-name="Default_20_Paragraph_20_Font"><text:span text:style-name="T2">o</text:span></text:span>rem , sicut ss-<text:line-break/>lis quibus convulsio imminet cmn supore.</text:p>
      <text:p text:style-name="P1">Convulsorum ipsum corpus arteriae ridetur contractum<text:line-break/>ac unde quaque coarctatum, non ceu compressum sit a quopi-<text:line-break/>am vel constipatum ; nec etiam veluti rigidum , ut lu febre,<text:line-break/>praesertim lu accessionibus , nec vero ut prae duritie , ad in-<text:line-break/>tentionem contumax, veluti quod fit diuturnitate temporis;<text:line-break/>praesertim quum quid offensum sit, vel viscera vitiata; fed<text:line-break/>ut corpus nervofum, cavmnque veluti i<text:span text:style-name="Default_20_Paragraph_20_Font"><text:span text:style-name="T2">n</text:span></text:span>testinum, aut simile,<text:line-break/>ex utroque fine exte<text:span text:style-name="Default_20_Paragraph_20_Font"><text:span text:style-name="T2">n</text:span></text:span>tum. Ad eundem modum inaequalis<text:line-break/>motus est arteriae, in modum chordae, sursum deorfmnque<text:line-break/>agitatae. Neque enim species distentionis, vel contractionis<text:line-break/>repraesentatur, verum vilicationi potius similis est, ceu exili-<text:line-break/>entis furium iterumque retractae intro; quod ne constituto<text:line-break/>quidem tempore habet, sed uno saepe tempore altera ejus<text:line-break/>para videtur ferri <text:span text:style-name="Default_20_Paragraph_20_Font"><text:span text:style-name="T2">sursu</text:span></text:span>m veluti ejaculata, altera intro, ceu</text:p>
      <text:p text:style-name="P3">a quopiam attracta, atque una moveri celeriter, altera tarde.<text:line-break/>Jam vehemens quoque et magnus convulsorum pulsus vide-<text:line-break/>tur esse. Est vero hic non imbecillus , neque parvus ; non<text:line-break/>perinde tame<text:span text:style-name="Default_20_Paragraph_20_Font"><text:span text:style-name="T2">n</text:span></text:span>, ut ridetur, vehemens, vel magnus; ictus<text:line-break/>eum imponit, dum ob tensionem validus ; ob vibrationem<text:line-break/>exilire apparet; quamobrem altior interdum videtur ac ve-.<text:line-break/>luti strepitum quendam ad tactum edit asperum. Sane ne- .<text:line-break/>minem qui quidem sit expertus, fugiat hic pulsus, quippe<text:line-break/>nulli est similis, ver tensione in utramque partem , vel con-<text:line-break/>vulsione motus. At quando cum pulsu eataphorae commix-<text:line-break/>tus est, difficillime commixtio deprehenditur ; solusque qui<text:line-break/>adamussim utrumque cognoscere separatim meditatus est, po-<text:line-break/>terit confusos cognoscere.</text:p>
      <text:p text:style-name="P5">Paralyticorum parvus pulsus et imbecillus , tardusque<text:line-break/>est ; nonnullis rarus quoque ; aliis creber , sed nonnihil in-<text:line-break/>ordinate intermittens.<text:tab/>.</text:p>
      <text:p text:style-name="P1">Comitialium et apoplecticorum similes pulsus sunt;<text:line-break/>quare de c<text:span text:style-name="Default_20_Paragraph_20_Font"><text:span text:style-name="T2">o</text:span></text:span>mitialibus quae exponemus, eadem deapoplecti-</text:p>
      <text:p text:style-name="P3">cis, fed intensa magis accipienda fa<text:span text:style-name="Default_20_Paragraph_20_Font"><text:span text:style-name="T2">nti </text:span></text:span>Dum modice iule-<text:line-break/>statur <text:span text:style-name="Default_20_Paragraph_20_Font"><text:span text:style-name="T2">n</text:span></text:span>atura, neque dum eam multum superarit morbus,<text:line-break/>nullam invenies mutationem lusignem magnitudinis-, veste-<text:line-break/>mentiae, celeritatis, crehritatis, duritiei ; tantum est convul-<text:line-break/>fis intenta jure utrinque arteria. .Sin autem granis sit asse- .<text:line-break/>otus, ut oneret facultatem, inaequalitatem quandam compa-<text:line-break/>rat atque tensionem validam, ac minor, languidior rariorque<text:line-break/>efficitur. Si comprimat magnopere et facultatem dejiciat,<text:line-break/>languidos, frequentes ac celeres creat.</text:p>
      <text:p text:style-name="P1">Angina laborantium pulsus tensionem quandam habet,.<text:line-break/>convulfioni persimilem; magnus est et undosus, ut pulsus<text:line-break/>peripneumonicorum ; ac utrum insigniter in eo polleat, pro<text:line-break/>eo expectanda mutatio esu Nam fi peripneumonica species<text:line-break/>superior fit, in peripneu monium; fi vero convulfiva, in con-<text:line-break/>vulfiouem angina definet Quicunque autem ex illis vehe-<text:line-break/>urentur suffocantur, parvum lu habent et rarum pulsum; ubi<text:line-break/>jam animam agant, crebrum atque inaequalem.</text:p>
      <text:p text:style-name="P2">orthopnoea acuta i<text:span text:style-name="Default_20_Paragraph_20_Font"><text:span text:style-name="T2">n</text:span></text:span>aequalem et inordi<text:span text:style-name="Default_20_Paragraph_20_Font"><text:span text:style-name="T2">n</text:span></text:span>atum .pulsum<text:line-break/>habet et nonnihil deficientem; quae mediocriter est gravis,<text:line-break/>crebrum; quae violentissima, tardum et deficientem ; quae<text:line-break/>jam perimit hominem, crebrum et languidum.</text:p>
      <text:p text:style-name="P1">Uterinae suffocationis pullius, ut si convelleretur, pro-<text:line-break/>tensus est et rarus; quod si exitialis sit suffocatio, creber, in- .<text:line-break/>ordluatus et nonnihil deficiens.</text:p>
      <text:p text:style-name="P1">Stomachus assectus (ut sic vocemus in praesentia os<text:line-break/>ventriculi, quod is usus apud vulgus obtinuit) non uno mo-<text:line-break/>do commutat pulsus. Nam si inflammatus sit duntaxat , ita<text:line-break/>mutat pulsum , ut corporis nervosi suximus pulsum solere ;<text:line-break/>si c<text:span text:style-name="Default_20_Paragraph_20_Font"><text:span text:style-name="T2">o</text:span></text:span>mprimatur, vellicetur, languescat, singultiat, vomat,<text:line-break/>nauseet, fastidiat, doleat, pro genere symptomatis. Nam<text:line-break/>vellicationes, vomitus, nauseae, singultus, languor, non<text:line-break/>solum parvum et languidum efficiunt et interim etiam modice</text:p>
      <text:p text:style-name="P3">celeriorem, verum etiam admodum crebrum; sula vero com-<text:line-break/>pressio , remotis illis omnibus, rerum, tardum, parvum et<text:line-break/>languidum. Ea compressio tum a cibis oritur gravantibus,<text:line-break/>neque ulla insigni praeditis virtute, fed stola abundantia mo-<text:line-break/>Iesus ; tum ab humoribus quibusdam qui in eum confluunt,<text:line-break/>non mordicantibus; qui ab sus si semel refrigeretur, <text:span text:style-name="Default_20_Paragraph_20_Font"><text:span text:style-name="T3">tum<text:line-break/></text:span></text:span>vero vel maxime talis pulsus existet. Ac bulimum pa-<text:line-break/>tientium talis pulsus est. At omnes quidem affectus, qui in<text:line-break/>crebritatem mutant, si diuturni sint, vel evaseri<text:span text:style-name="Default_20_Paragraph_20_Font"><text:span text:style-name="T2">n</text:span></text:span>t graviores,<text:line-break/>pulsum vermiculantem creant. Qui vero in raritatem, prae-<text:line-break/>terquam quod commemoratas differentias adaugent, talem<text:line-break/>praeterea speciem inaequalitatis in uno pulsu generant , ut<text:line-break/>multis locis pertusum corpus arteriae videatur , neque esse<text:line-break/>continuum ; ac sentit tactus in distentione veluti arenae<text:line-break/>occursum.</text:p>
      <text:p text:style-name="P1">.Hydropum pulsus, ascitae, parvus, crebrior, subdu-<text:line-break/>rus ctun quadam tensione est; tympanitae longior, non</text:p>
      <text:p text:style-name="P3">imbecillus, celerior, creber, subdurus, cum quadam ten-<text:line-break/>sione ; auasarcae undosus , latior mollisque.</text:p>
      <text:p text:style-name="P1">Elephantia laborantium pulsus parvus, languidus, tar-<text:line-break/>dus creberque esu</text:p>
      <text:p text:style-name="P1">Ictericorum pulsus est, si absit febris, minor, durior,<text:line-break/>crebrior, non languidus, nec celer.</text:p>
      <text:p text:style-name="P1">Veratrum qui sumpserint, hi paulo ante vomitum, ubi<text:line-break/>comprimantur, pulsum habent latum, rarum, languidiorem,<text:line-break/>tardiorem. Interea dmh vomunt et divellu<text:span text:style-name="Default_20_Paragraph_20_Font"><text:span text:style-name="T2">n</text:span></text:span>tur , inaequa-<text:line-break/>Iem et inordinatum Quum melius habere coeperint, ordi-<text:line-break/>natum quidem , sed inaequalem adhuc , minus tamen quam<text:line-break/>aulea. Ubi vero jam ad naturalem statum prope redierint,<text:line-break/>aequalem ac majorem quam dudum vehementiorem que. Qui<text:line-break/>horum syncope corripiuntur, convelluntur atque singultiunt;<text:line-break/>parvum lu et languidunr inordinatumque et celeriorem atque<text:line-break/>multum crebrum habe<text:span text:style-name="Default_20_Paragraph_20_Font"><text:span text:style-name="T2">n</text:span></text:span>t. Qui ex his suffocantur, parvum,</text:p>
      <text:p text:style-name="P3">languidum, inordinatum, inaequalem; non autem crebrum,<text:line-break/>nec celerem , imo potius tardum ; reprae<text:span text:style-name="Default_20_Paragraph_20_Font"><text:span text:style-name="T2">s</text:span></text:span>entat esiam nonni-<text:line-break/>hil undosi et lati atque parvam quandam interdum arteriae<text:line-break/>tensione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8</dc:title>
    <dc:subject/>
    <meta:initial-creator>Galien</meta:initial-creator>
    <meta:creation-date>2023-01-12T12:19:00Z</meta:creation-date>
    <dc:date>2023-01-12T13:21:59.588000000</dc:date>
    <meta:editing-cycles>3</meta:editing-cycles>
    <meta:editing-duration>PT2M26S</meta:editing-duration>
    <meta:document-statistic meta:table-count="0" meta:image-count="0" meta:object-count="0" meta:page-count="40" meta:paragraph-count="98" meta:word-count="5338" meta:character-count="36802" meta:non-whitespace-character-count="31550"/>
    <meta:template xlink:type="simple" xlink:actuate="onRequest" xlink:title="" xlink:href="Normal.dotm"/>
  </office:meta>
</office:document-meta>
</file>